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Preformatted_20_Text" style:list-style-name="L1"/>
    <style:style style:name="P6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0" style:family="paragraph" style:parent-style-name="Preformatted_20_Text" style:list-style-name="L1">
      <style:paragraph-properties style:writing-mode="lr-tb"/>
    </style:style>
    <style:style style:name="P7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2" style:family="paragraph" style:parent-style-name="Standard">
      <style:text-properties officeooo:rsid="00d6494d" officeooo:paragraph-rsid="00d6494d"/>
    </style:style>
    <style:style style:name="P73" style:family="paragraph" style:parent-style-name="Standard">
      <style:text-properties officeooo:rsid="00dd0730" officeooo:paragraph-rsid="00dd0730"/>
    </style:style>
    <style:style style:name="P74" style:family="paragraph" style:parent-style-name="Standard">
      <style:text-properties officeooo:rsid="00e3690e" officeooo:paragraph-rsid="00e3690e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5"><text:span text:style-name="Strong_20_Emphasis">Edite o arquivo de configuração</text:span> para incluir um virtual host específico para o projeto. Por exemplo, adicione algo assim:</text:p>
          <text:p text:style-name="P68"><text:span text:style-name="Source_20_Text">&lt;VirtualHost *:80&gt;</text:span></text:p>
          <text:p text:style-name="P70"><text:span text:style-name="Source_20_Text"><text:s text:c="4"/>DocumentRoot "C:/laragon/www/joão ribeiro/Laravel 11 Framework, Ecossistema e Projetos Web/notes/public"</text:span></text:p>
          <text:p text:style-name="P70"><text:span text:style-name="Source_20_Text"><text:s text:c="4"/>ServerName notes.test</text:span></text:p>
          <text:p text:style-name="P70"><text:span text:style-name="Source_20_Text"><text:s text:c="4"/>&lt;Directory "C:/laragon/www/joão ribeiro/Laravel 11 Framework, Ecossistema e Projetos Web/notes/public"&gt;</text:span></text:p>
          <text:p text:style-name="P70"><text:span text:style-name="Source_20_Text"><text:s text:c="8"/>AllowOverride All</text:span></text:p>
          <text:p text:style-name="P70"><text:span text:style-name="Source_20_Text"><text:s text:c="8"/>Require all granted</text:span></text:p>
          <text:p text:style-name="P70"><text:span text:style-name="Source_20_Text"><text:s text:c="4"/>&lt;/Directory&gt;</text:span></text:p>
          <text:p text:style-name="P71"><text:span text:style-name="Source_20_Text">&lt;/VirtualHost&gt;</text:span></text:p>
        </text:list-item>
        <text:list-item>
          <text:p text:style-name="P75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6">Abra o arquivo <text:span text:style-name="Source_20_Text">C:\Windows\System32\drivers\etc\hosts</text:span> como administrador.</text:p>
            </text:list-item>
            <text:list-item>
              <text:p text:style-name="P75">Adicione a linha abaixo no final do arquivo:</text:p>
              <text:p text:style-name="P67">Copiar código</text:p>
              <text:p text:style-name="P69"><text:span text:style-name="Source_20_Text">127.0.0.1 notes.test</text:span></text:p>
            </text:list-item>
          </text:list>
        </text:list-item>
        <text:list-item>
          <text:p text:style-name="P7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73">49-introdução as Seeds </text:p>
      <text:p text:style-name="P73">-<text:span text:style-name="T148">A Seeds é uma class que permite popular uma tabela de dados já criado (dados fakes ou não)</text:span></text:p>
      <text:p text:style-name="P73">-<text:span text:style-name="T149">Ex: php artisan make:seeder UsersTableSeeder</text:span></text:p>
      <text:p text:style-name="P73">-<text:span text:style-name="T150">dentro do método run() do arquivo Seeder criado, insere-se os dados que irão ser enviados para a <text:tab/>base de ados quando a seeder for rodada via artisan</text:span></text:p>
      <text:p text:style-name="P73">-<text:span text:style-name="T151">Comando para rodar o Seeder específico criado: php artisan db:seed UsersTableSeeder </text:span></text:p>
      <text:p text:style-name="P73"/>
      <text:p text:style-name="P74">50-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5T12:59:39.848000000</dc:date>
    <meta:editing-duration>PT22H3M48S</meta:editing-duration>
    <meta:editing-cycles>197</meta:editing-cycles>
    <meta:generator>LibreOffice/24.2.3.2$Windows_X86_64 LibreOffice_project/433d9c2ded56988e8a90e6b2e771ee4e6a5ab2ba</meta:generator>
    <meta:document-statistic meta:table-count="0" meta:image-count="0" meta:object-count="0" meta:page-count="7" meta:paragraph-count="210" meta:word-count="2145" meta:character-count="14201" meta:non-whitespace-character-count="11747"/>
  </office:meta>
</office:document-meta>
</file>